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E000000AE729EF99B.png" manifest:media-type="image/png"/>
  <manifest:file-entry manifest:full-path="Pictures/1000000100000171000002B16DB3417B.png" manifest:media-type="image/png"/>
  <manifest:file-entry manifest:full-path="Pictures/100000010000035200000203B0121123.png" manifest:media-type="image/png"/>
  <manifest:file-entry manifest:full-path="Pictures/1000000000000320000002C3747A3F8D.png" manifest:media-type="image/png"/>
  <manifest:file-entry manifest:full-path="Pictures/100000010000021C000001B910B506F4.png" manifest:media-type="image/png"/>
  <manifest:file-entry manifest:full-path="Pictures/100000010000033300000137918D39B8.png" manifest:media-type="image/png"/>
  <manifest:file-entry manifest:full-path="Pictures/10000000000001FE00000270DFB09DDB.png" manifest:media-type="image/png"/>
  <manifest:file-entry manifest:full-path="Pictures/10000001000001E9000002439C7BDD8F.png" manifest:media-type="image/png"/>
  <manifest:file-entry manifest:full-path="Pictures/10000001000001F1000000F2B41DADC6.png" manifest:media-type="image/png"/>
  <manifest:file-entry manifest:full-path="Pictures/100000010000035C000001C4BD019AE7.png" manifest:media-type="image/png"/>
  <manifest:file-entry manifest:full-path="Pictures/10000001000002AE00000187AD4752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69b4" officeooo:paragraph-rsid="001a69b4" style:font-weight-asian="bold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weight="bold" officeooo:rsid="001a69b4" officeooo:paragraph-rsid="001a69b4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QUENCE</text:p>
      <text:p text:style-name="P1"><draw:frame draw:style-name="fr1" draw:name="Image2" text:anchor-type="char" svg:x="0.7984in" svg:y="0.1138in" svg:width="5.1374in" svg:height="2.928in" draw:z-index="1"><draw:image xlink:href="Pictures/10000001000002AE00000187AD47529C.png" xlink:type="simple" xlink:show="embed" xlink:actuate="onLoad" draw:mime-type="image/png"/></draw:frame><draw:frame draw:style-name="fr1" draw:name="Image1" text:anchor-type="char" svg:x="1.2953in" svg:y="3.1736in" svg:width="4.361in" svg:height="5.1638in" draw:z-index="0"><draw:image xlink:href="Pictures/10000001000001E9000002439C7BDD8F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>CLASS</text:p>
      <text:p text:style-name="P1"><draw:frame draw:style-name="fr2" draw:name="Image3" text:anchor-type="char" svg:x="0.6902in" svg:y="0.2193in" svg:width="5.4327in" svg:height="2.0626in" draw:z-index="2"><draw:image xlink:href="Pictures/100000010000033300000137918D39B8.png" xlink:type="simple" xlink:show="embed" xlink:actuate="onLoad" draw:mime-type="image/png"/></draw:frame><draw:frame draw:style-name="fr1" draw:name="Image4" text:anchor-type="char" svg:x="0.1134in" svg:y="2.6217in" svg:width="6.9252in" svg:height="3.6398in" draw:z-index="3"><draw:image xlink:href="Pictures/100000010000035C000001C4BD019AE7.png" xlink:type="simple" xlink:show="embed" xlink:actuate="onLoad" draw:mime-type="image/png"/></draw:frame></text:p>
      <text:p text:style-name="P2">USE CASE</text:p>
      <text:p text:style-name="P1"><draw:frame draw:style-name="fr2" draw:name="Image5" text:anchor-type="char" svg:x="0.5555in" svg:y="0.2764in" svg:width="4.7075in" svg:height="3.8445in" draw:z-index="4"><draw:image xlink:href="Pictures/100000010000021C000001B910B506F4.png" xlink:type="simple" xlink:show="embed" xlink:actuate="onLoad" draw:mime-type="image/png"/></draw:frame><draw:frame draw:style-name="fr3" draw:name="Image10" text:anchor-type="char" svg:x="0.5472in" svg:y="4.4272in" svg:width="5.3693in" svg:height="4.7453in" draw:z-index="9"><draw:image xlink:href="Pictures/1000000000000320000002C3747A3F8D.png" xlink:type="simple" xlink:show="embed" xlink:actuate="onLoad" draw:mime-type="image/png"/></draw:frame></text:p>
      <text:p text:style-name="P2"><draw:frame draw:style-name="fr4" draw:name="Image6" text:anchor-type="char" svg:x="0.1028in" svg:y="0.4102in" svg:width="6.9252in" svg:height="4.1957in" draw:z-index="5"><draw:image xlink:href="Pictures/100000010000035200000203B0121123.png" xlink:type="simple" xlink:show="embed" xlink:actuate="onLoad" draw:mime-type="image/png"/></draw:frame>STATE<draw:frame draw:style-name="fr4" draw:name="Image7" text:anchor-type="char" svg:x="0.2071in" svg:y="4.4701in" svg:width="4.1453in" svg:height="1.8126in" draw:z-index="6"><draw:image xlink:href="Pictures/100000010000018E000000AE729EF99B.png" xlink:type="simple" xlink:show="embed" xlink:actuate="onLoad" draw:mime-type="image/png"/></draw:frame><draw:frame draw:style-name="fr4" draw:name="Image8" text:anchor-type="char" svg:x="0.0311in" svg:y="6.2602in" svg:width="5.1764in" svg:height="2.5201in" draw:z-index="7"><draw:image xlink:href="Pictures/10000001000001F1000000F2B41DADC6.png" xlink:type="simple" xlink:show="embed" xlink:actuate="onLoad" draw:mime-type="image/png"/></draw:frame></text:p>
      <text:p text:style-name="P2">ACTIVITY</text:p>
      <text:p text:style-name="P1"><draw:frame draw:style-name="fr4" draw:name="Image9" text:anchor-type="char" svg:x="0.2236in" svg:y="0.6866in" svg:width="2.7811in" svg:height="5.1929in" draw:z-index="8"><draw:image xlink:href="Pictures/1000000100000171000002B16DB3417B.png" xlink:type="simple" xlink:show="embed" xlink:actuate="onLoad" draw:mime-type="image/png"/></draw:frame><draw:frame draw:style-name="fr3" draw:name="Image11" text:anchor-type="char" svg:x="3.2902in" svg:y="1.1071in" svg:width="3.8693in" svg:height="4.7339in" draw:z-index="10"><draw:image xlink:href="Pictures/10000000000001FE00000270DFB09D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3T11:48:18.773755033</meta:creation-date>
    <dc:date>2026-01-05T20:56:06.385678920</dc:date>
    <meta:editing-duration>PT3M15S</meta:editing-duration>
    <meta:editing-cycles>2</meta:editing-cycles>
    <meta:generator>LibreOffice/25.8.4.2$Linux_X86_64 LibreOffice_project/580$Build-2</meta:generator>
    <meta:document-statistic meta:table-count="0" meta:image-count="11" meta:object-count="0" meta:page-count="5" meta:paragraph-count="5" meta:word-count="6" meta:character-count="34" meta:non-whitespace-character-count="33"/>
  </office:meta>
</office:document-meta>
</file>